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ralle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42918" calcext:value-type="float">
            <text:p>0.0142918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140275" calcext:value-type="float">
            <text:p>0.0140275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303237" calcext:value-type="float">
            <text:p>0.0303237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0969443" calcext:value-type="float">
            <text:p>0.0969443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141011" calcext:value-type="float">
            <text:p>0.141011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262742" calcext:value-type="float">
            <text:p>0.262742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0.42695" calcext:value-type="float">
            <text:p>0.42695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1.10418" calcext:value-type="float">
            <text:p>1.10418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1.11482" calcext:value-type="float">
            <text:p>1.11482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57333" calcext:value-type="float">
            <text:p>1.5733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quential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695885" calcext:value-type="float">
            <text:p>0.00695885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468604" calcext:value-type="float">
            <text:p>0.0468604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103208" calcext:value-type="float">
            <text:p>0.103208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353114" calcext:value-type="float">
            <text:p>0.353114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46459" calcext:value-type="float">
            <text:p>0.46459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872859" calcext:value-type="float">
            <text:p>0.872859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1.42798" calcext:value-type="float">
            <text:p>1.42798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3.89612" calcext:value-type="float">
            <text:p>3.89612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3.88801" calcext:value-type="float">
            <text:p>3.88801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.77412" calcext:value-type="float">
            <text:p>5.774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ptimized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47966" calcext:value-type="float">
            <text:p>0.0147966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154809" calcext:value-type="float">
            <text:p>0.0154809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0167332" calcext:value-type="float">
            <text:p>0.0167332</text:p>
          </table:table-cell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float" office:value="0.0260018" calcext:value-type="float">
            <text:p>0.0260018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462491" calcext:value-type="float">
            <text:p>0.0462491</text:p>
          </table:table-cell>
        </table:table-row>
        <table:table-row table:style-name="ro1"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0697796" calcext:value-type="float">
            <text:p>0.0697796</text:p>
          </table:table-cell>
        </table:table-row>
        <table:table-row table:style-name="ro1">
          <table:table-cell table:number-columns-repeated="3"/>
          <table:table-cell office:value-type="float" office:value="700" calcext:value-type="float">
            <text:p>700</text:p>
          </table:table-cell>
          <table:table-cell office:value-type="float" office:value="0.10836" calcext:value-type="float">
            <text:p>0.10836</text:p>
          </table:table-cell>
        </table:table-row>
        <table:table-row table:style-name="ro1">
          <table:table-cell table:number-columns-repeated="3"/>
          <table:table-cell office:value-type="float" office:value="800" calcext:value-type="float">
            <text:p>800</text:p>
          </table:table-cell>
          <table:table-cell office:value-type="float" office:value="0.170983" calcext:value-type="float">
            <text:p>0.170983</text:p>
          </table:table-cell>
        </table:table-row>
        <table:table-row table:style-name="ro1"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0.223657" calcext:value-type="float">
            <text:p>0.223657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0319" calcext:value-type="float">
            <text:p>0.30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2:50:01.113357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2:14:50.012979090</meta:creation-date>
    <dc:date>2016-10-09T00:00:18.163917251</dc:date>
    <meta:editing-duration>PT2H1S</meta:editing-duration>
    <meta:editing-cycles>9</meta:editing-cycles>
    <meta:generator>LibreOffice/5.1.4.2$Linux_X86_64 LibreOffice_project/10m0$Build-2</meta:generator>
    <meta:document-statistic meta:table-count="1" meta:cell-count="69" meta:object-count="0"/>
  </office:meta>
</office:document-meta>
</file>